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6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92cm"/>
    </style:style>
    <style:style style:name="gr4" style:family="graphic" style:parent-style-name="standard">
      <style:graphic-properties draw:stroke="none" svg:stroke-color="#000000" draw:fill="none" draw:fill-color="#ffffff" fo:min-height="0.763cm"/>
    </style:style>
    <style:style style:name="gr5" style:family="graphic" style:parent-style-name="objectwithoutfill">
      <style:graphic-properties svg:stroke-width="0.1cm" draw:marker-start-width="0.6cm" draw:marker-end="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solid" draw:fill-color="#ff3366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35cm" draw:marker-start-width="0.503cm" draw:marker-end="Arrow" draw:marker-end-width="0.503cm" draw:fill="none" draw:textarea-horizontal-align="center" draw:textarea-vertical-align="middle" fo:padding-top="0.143cm" fo:padding-bottom="0.143cm" fo:padding-left="0.268cm" fo:padding-right="0.2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text-properties fo:font-weight="bold"/>
    </style:style>
    <style:style style:name="P6" style:family="paragraph">
      <style:text-properties fo:font-size="15pt" fo:font-weight="bold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super 58%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0.1cm" svg:y1="8.51cm" svg:x2="15.1cm" svg:y2="8.5cm">
            <text:p/>
          </draw:line>
          <draw:line draw:style-name="gr1" draw:text-style-name="P1" draw:layer="layout" svg:x1="1.1cm" svg:y1="9.5cm" svg:x2="1.11cm" svg:y2="0.5cm">
            <text:p/>
          </draw:line>
          <draw:path draw:style-name="gr2" draw:text-style-name="P2" draw:layer="layout" svg:width="3.325cm" svg:height="1.813cm" svg:x="2.065cm" svg:y="5.085cm" svg:viewBox="0 0 3326 1814" svg:d="M0 1814c957-1764 3326-1814 3326-1814">
            <text:p/>
          </draw:path>
          <draw:frame draw:style-name="gr3" draw:text-style-name="P4" draw:layer="layout" svg:width="1.974cm" svg:height="1.17cm" svg:x="1.319cm" svg:y="6.237cm">
            <draw:text-box>
              <text:p text:style-name="P3"><text:span text:style-name="T1">C</text:span><text:span text:style-name="T2">+</text:span></text:p>
            </draw:text-box>
          </draw:frame>
          <draw:frame draw:style-name="gr3" draw:text-style-name="P6" draw:layer="layout" svg:width="1.974cm" svg:height="1.17cm" svg:x="14.499cm" svg:y="8.606cm">
            <draw:text-box>
              <text:p text:style-name="P5"><text:span text:style-name="T1">x</text:span></text:p>
            </draw:text-box>
          </draw:frame>
          <draw:frame draw:style-name="gr4" draw:text-style-name="P6" draw:layer="layout" svg:width="0.864cm" svg:height="1.013cm" svg:x="0.418cm" svg:y="0.079cm">
            <draw:text-box>
              <text:p text:style-name="P5"><text:span text:style-name="T1">t</text:span></text:p>
            </draw:text-box>
          </draw:frame>
          <draw:path draw:style-name="gr2" draw:text-style-name="P1" draw:layer="layout" svg:width="0.503cm" svg:height="2.115cm" svg:x="5.013cm" svg:y="5.312cm" svg:viewBox="0 0 504 2116" svg:d="M0 2116c101-756 100-1209 504-2116">
            <text:p/>
          </draw:path>
          <draw:frame draw:style-name="gr3" draw:text-style-name="P6" draw:layer="layout" svg:width="1.974cm" svg:height="1.17cm" svg:x="4.72cm" svg:y="7.245cm">
            <draw:text-box>
              <text:p text:style-name="P5"><text:span text:style-name="T1">C</text:span><text:span text:style-name="T2">+</text:span></text:p>
            </draw:text-box>
          </draw:frame>
          <draw:path draw:style-name="gr5" draw:text-style-name="P1" draw:layer="layout" svg:width="6.172cm" svg:height="5.845cm" svg:x="4.12cm" svg:y="1.91cm" svg:viewBox="0 0 6173 5846" svg:d="M0 5846c655-2925 4460-5191 6173-5846">
            <text:p/>
          </draw:path>
          <draw:custom-shape draw:style-name="gr6" draw:text-style-name="P1" draw:layer="layout" svg:width="0.4cm" svg:height="0.4cm" svg:x="5.385cm" svg:y="4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cm" svg:height="0.4cm" svg:x="7.839cm" svg:y="2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7" draw:text-style-name="P1" draw:layer="layout" svg:width="4.188cm" svg:height="1.196cm" svg:x="3.677cm" svg:y="3.106cm" svg:viewBox="0 0 4189 1197" svg:d="M0 1197c1486-1260 4189-1196 4189-1196">
            <text:p/>
          </draw:path>
          <draw:frame draw:style-name="gr3" draw:text-style-name="P6" draw:layer="layout" svg:width="1.974cm" svg:height="1.17cm" svg:x="2.938cm" svg:y="3.478cm">
            <draw:text-box>
              <text:p text:style-name="P5"><text:span text:style-name="T1">C</text:span><text:span text:style-name="T2">+</text:span></text:p>
            </draw:text-box>
          </draw:frame>
          <draw:path draw:style-name="gr7" draw:text-style-name="P1" draw:layer="layout" svg:width="0.567cm" svg:height="2.14cm" svg:x="7.381cm" svg:y="3.297cm" svg:viewBox="0 0 568 2141" svg:d="M0 2141c101-756 164-1234 568-2141">
            <text:p/>
          </draw:path>
          <draw:frame draw:style-name="gr3" draw:text-style-name="P6" draw:layer="layout" svg:width="1.974cm" svg:height="1.17cm" svg:x="7.113cm" svg:y="5.254cm">
            <draw:text-box>
              <text:p text:style-name="P5"><text:span text:style-name="T1">C</text:span><text:span text:style-name="T2">+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1T17:13:43.18</meta:creation-date>
    <dc:date>2018-11-16T16:38:03.48</dc:date>
    <meta:editing-duration>PT1H16M4S</meta:editing-duration>
    <meta:editing-cycles>8</meta:editing-cycles>
    <meta:generator>OpenOffice/4.1.3$Win32 OpenOffice.org_project/413m1$Build-9783</meta:generator>
    <meta:print-date>2011-01-11T17:32:16.82</meta:print-date>
    <dc:creator>Christophe Coulet</dc:creator>
    <meta:document-statistic meta:object-count="16"/>
  </office:meta>
</office:document-meta>
</file>